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geFlowManagedObjectException.init( PageFlowManaged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geFlowManagedObjectException.getMessag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PageFlowManagedObjectException.PageFlowManagedObjectException( PageFlowManaged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ManagedObjectException.setManagedObject( PageFlowManagedObject managed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ManagedObjectException.PageFlowManagedObjectException( PageFlowManagedObject object , Throwable rootCau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ManagedObjectException.getLocalized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ManagedObjectException.sendError( ServletRequest request , 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ManagedObjectException.sendError( ServletRequest request , ServletResponse response , ServletContext servletContext , int productionTimeError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geFlowManagedObjectException.getManaged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geFlowManagedObjectException.printError( PrintWriter wri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